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genstandslist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Heading" office:value-type="string">
            <text:p>ID</text:p>
          </table:table-cell>
          <table:table-cell table:style-name="Heading" office:value-type="string">
            <text:p>Nam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Aka</text:p>
          </table:table-cell>
          <table:table-cell table:style-name="Heading" office:value-type="string">
            <text:p>Tags</text:p>
          </table:table-cell>
          <table:table-cell table:style-name="Heading" table:number-columns-repeated="1014"/>
        </table:table-row>
        <table:table-row table:style-name="ro2">
          <table:table-cell office:value-type="string">
            <text:p>ItID:2</text:p>
          </table:table-cell>
          <table:table-cell office:value-type="string">
            <text:p>Fire extinguisher</text:p>
          </table:table-cell>
          <table:table-cell office:value-type="string">
            <text:p>Stolen from a Space Patrol Cruiser, this gadget is a real eye candy.</text:p>
          </table:table-cell>
          <table:table-cell table:number-columns-repeated="1016"/>
        </table:table-row>
        <table:table-row table:style-name="ro1">
          <table:table-cell office:value-type="string">
            <text:p>ItID:3</text:p>
          </table:table-cell>
          <table:table-cell office:value-type="string">
            <text:p>Pocket lint</text:p>
          </table:table-cell>
          <table:table-cell office:value-type="string">
            <text:p>Hal‘s trusty, reliable pocket lint.</text:p>
          </table:table-cell>
          <table:table-cell table:number-columns-repeated="1016"/>
        </table:table-row>
        <table:table-row table:style-name="ro1">
          <table:table-cell office:value-type="string">
            <text:p>ItID:1</text:p>
          </table:table-cell>
          <table:table-cell office:value-type="string">
            <text:p>Chessboard</text:p>
          </table:table-cell>
          <table:table-cell office:value-type="string">
            <text:p>Hal's chessboard, source of infinite joy.</text:p>
          </table:table-cell>
          <table:table-cell office:value-type="string">
            <text:p>My game</text:p>
          </table:table-cell>
          <table:table-cell office:value-type="string">
            <text:p>Game, Challenge</text:p>
          </table:table-cell>
          <table:table-cell table:number-columns-repeated="1014"/>
        </table:table-row>
        <table:table-row table:style-name="ro3" table:number-rows-repeated="1048571">
          <table:table-cell table:number-columns-repeated="1019"/>
        </table:table-row>
        <table:table-row table:style-name="ro3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Segoe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3">03.02.2023</text:date>, <text:time>20:36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3-02-03T20:26:27Z</meta:creation-date>
    <dc:date>2023-02-03T20:36:47.94</dc:date>
    <meta:editing-duration>PT13S</meta:editing-duration>
    <meta:editing-cycles>1</meta:editing-cycles>
    <meta:document-statistic meta:table-count="1" meta:cell-count="16" meta:object-count="0"/>
  </office:meta>
</office:document-meta>
</file>